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580000001F516347EA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7">
      <style:graphic-properties draw:fill-color="#ffffff" draw:auto-grow-height="true" fo:min-height="13.231cm"/>
    </style:style>
    <style:style style:name="pr3" style:family="presentation" style:parent-style-name="lyt-cool-notes" style:list-style-name="L8">
      <style:graphic-properties draw:fill-color="#ffffff" draw:auto-grow-height="true" fo:min-height="11.411cm"/>
    </style:style>
    <style:style style:name="pr4" style:family="presentation" style:parent-style-name="lyt-cool-subtitle">
      <style:graphic-properties draw:fill-color="#ffffff" draw:auto-grow-height="true" fo:min-height="13.231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outline1">
      <style:graphic-properties draw:fill-color="#ffffff" fo:min-height="11.662cm"/>
    </style:style>
    <style:style style:name="pr7" style:family="presentation" style:parent-style-name="lyt-cool-subtitle" style:list-style-name="L7">
      <style:graphic-properties draw:fill-color="#ffffff" draw:auto-grow-height="true" fo:min-height="13.231cm"/>
    </style:style>
    <style:style style:name="pr8" style:family="presentation" style:parent-style-name="lyt-cool-title">
      <style:graphic-properties draw:fill-color="#ffffff" fo:min-height="3.257cm"/>
    </style:style>
    <style:style style:name="pr9" style:family="presentation" style:parent-style-name="lyt-cool-outline1">
      <style:graphic-properties draw:fill-color="#ffffff" fo:min-height="12.98cm"/>
    </style:style>
    <style:style style:name="pr10" style:family="presentation" style:parent-style-name="lyt-cool-title">
      <style:graphic-properties fo:min-height="3.507cm"/>
    </style:style>
    <style:style style:name="pr11" style:family="presentation" style:parent-style-name="lyt-cool-outline1">
      <style:graphic-properties fo:min-height="12.18cm"/>
    </style:style>
    <style:style style:name="pr12" style:family="presentation" style:parent-style-name="lyt-cool-notes">
      <style:graphic-properties draw:fill-color="#ffffff" fo:min-height="11.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3.094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margin-left="2.4cm" fo:margin-right="0cm" fo:text-align="start" fo:text-indent="-0.8cm"/>
    </style:style>
    <style:style style:name="P9" style:family="paragraph">
      <style:text-properties fo:font-size="24pt" style:font-size-asian="24pt" style:font-size-complex="2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2.494cm"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Distributions and Platforms</text:p>
          </draw:text-box>
        </draw:frame>
        <draw:frame presentation:style-name="pr2" draw:text-style-name="P1" draw:layer="layout" svg:width="23.912cm" svg:height="13.231cm" svg:x="2.058cm" svg:y="5.838cm" presentation:class="subtitle" presentation:user-transformed="true">
          <draw:text-box>
            <text:p text:style-name="P1">COMP8440: FOSSD</text:p>
            <text:p text:style-name="P1">Lecture 11</text:p>
            <text:p text:style-name="P1"/>
          </draw:text-box>
        </draw:frame>
        <draw:frame draw:style-name="gr1" draw:text-style-name="P2" draw:layer="layout" svg:width="3.103cm" svg:height="1.092cm" svg:x="1.398cm" svg:y="19.40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Not just Linux</text:p>
          </draw:text-box>
        </draw:frame>
        <draw:frame presentation:style-name="pr4" draw:text-style-name="P3" draw:layer="layout" svg:width="23.912cm" svg:height="13.231cm" svg:x="2.058cm" svg:y="5.838cm" presentation:class="subtitle" presentation:user-transformed="true">
          <draw:text-box>
            <text:p text:style-name="P3">FOSS projects exist for a number of platforms:</text:p>
            <text:list text:style-name="L4">
              <text:list-item>
                <text:p text:style-name="P4">Microsoft Windows</text:p>
              </text:list-item>
              <text:list-item>
                <text:p text:style-name="P4">Apple MacOSX</text:p>
              </text:list-item>
              <text:list-item>
                <text:p text:style-name="P4">Various proprietary Unices</text:p>
              </text:list-item>
              <text:list-item>
                <text:p text:style-name="P4">PDAs, phones and mobile devices</text:p>
              </text:list-item>
              <text:list-item>
                <text:p text:style-name="P4">specialised O/S's (mainly real-time)</text:p>
              </text:list-item>
            </text:list>
            <text:p text:style-name="P5"/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FOSS O/S's</text:p>
          </draw:text-box>
        </draw:frame>
        <draw:frame presentation:style-name="pr6" draw:text-style-name="P6" draw:layer="layout" svg:width="23.912cm" svg:height="11.662cm" svg:x="2.058cm" svg:y="5.838cm" presentation:class="outline" presentation:user-transformed="true">
          <draw:text-box>
            <text:list text:style-name="L5">
              <text:list-item>
                <text:p text:style-name="P1">Linux</text:p>
              </text:list-item>
              <text:list-item>
                <text:p text:style-name="P1">FreeBSD, NetBSD, OpenBSD, others</text:p>
              </text:list-item>
              <text:list-item>
                <text:p text:style-name="P1">Minix</text:p>
              </text:list-item>
              <text:list-item>
                <text:p text:style-name="P1">FreeDOS</text:p>
              </text:list-item>
              <text:list-item>
                <text:p text:style-name="P1">OpenSolaris</text:p>
              </text:list-item>
              <text:list-item>
                <text:p text:style-name="P1">Darwin/OpenDarwin</text:p>
              </text:list-item>
              <text:list-item>
                <text:p text:style-name="P1">L4</text:p>
              </text:list-item>
              <text:list-item>
                <text:p text:style-name="P1">Plan 9</text:p>
              </text:list-item>
            </text:list>
          </draw:text-box>
        </draw:frame>
        <draw:frame draw:style-name="gr3" draw:text-style-name="P7" draw:layer="layout" svg:width="16.411cm" svg:height="1.038cm" svg:x="2cm" svg:y="18.5cm">
          <draw:text-box>
            <text:p text:style-name="P1"><text:span text:style-name="T1">http://en.wikipedia.org/wiki/File:Unix_history.en.svg</text:span></text:p>
          </draw:text-box>
        </draw:frame>
        <draw:frame draw:style-name="gr3" draw:text-style-name="P7" draw:layer="layout" svg:width="24.577cm" svg:height="1.038cm" svg:x="1.927cm" svg:y="17.368cm">
          <draw:text-box>
            <text:p text:style-name="P1"><text:span text:style-name="T1">http://en.wikipedia.org/wiki/Comparison_of_open_source_operating_systems</text:span></text:p>
          </draw:text-box>
        </draw:frame>
        <draw:frame draw:style-name="gr4" draw:layer="layout" svg:width="0.502cm" svg:height="1.187cm" svg:x="16cm" svg:y="13.5cm">
          <draw:text-box>
            <text:p/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Linux Distributions</text:p>
          </draw:text-box>
        </draw:frame>
        <draw:frame presentation:style-name="pr7" draw:text-style-name="P1" draw:layer="layout" svg:width="23.912cm" svg:height="13.231cm" svg:x="2.058cm" svg:y="5.838cm" presentation:class="subtitle" presentation:user-transformed="true">
          <draw:text-box>
            <text:p text:style-name="P4"><text:span text:style-name="T2">(strictly, Linux is just the “kernel”, rest is generally GNU and other utilities)</text:span></text:p>
            <text:p text:style-name="P4">Can classify distributions by package management:</text:p>
            <text:list text:style-name="L7">
              <text:list-item>
                <text:p text:style-name="P4"><text:span text:style-name="T3"><text:s/></text:span><text:span text:style-name="T3">Those using Red Hat Package Management (RPMs):</text:span></text:p>
              </text:list-item>
            </text:list>
            <text:p text:style-name="P8"><text:span text:style-name="T4">Red Hat (RHEL), CentOS, Fedora</text:span></text:p>
            <text:p text:style-name="P8"><text:span text:style-name="T4">SuSE, OpenSuSE</text:span></text:p>
            <text:p text:style-name="P8"><text:span text:style-name="T4">Mandrake/Mandriva</text:span></text:p>
            <text:p text:style-name="P8"><text:span text:style-name="T4">many others</text:span></text:p>
            <text:list text:continue-numbering="true" text:style-name="L7">
              <text:list-item>
                <text:p text:style-name="P4"><text:span text:style-name="T3">Those using Debian (.deb) packages:</text:span></text:p>
              </text:list-item>
            </text:list>
            <text:p text:style-name="P8"><text:span text:style-name="T4">Debian GNU/Linux</text:span></text:p>
            <text:p text:style-name="P8"><text:span text:style-name="T4">Ubuntu, Kubuntu, Xubuntu, Edubuntu ...</text:span></text:p>
            <text:p text:style-name="P8"><text:span text:style-name="T4">Knoppix</text:span></text:p>
            <text:p text:style-name="P8"><text:span text:style-name="T4">many others</text:span></text:p>
            <text:p text:style-name="P1"/>
          </draw:text-box>
        </draw:frame>
        <draw:frame draw:style-name="gr3" draw:text-style-name="P9" draw:layer="layout" svg:width="23.366cm" svg:height="1.195cm" svg:x="2cm" svg:y="19cm">
          <draw:text-box>
            <text:p text:style-name="P1"><text:span text:style-name="T4">http://upload.wikimedia.org/wikipedia/commons/8/8c/Gldt.svg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Other Linuxes</text:p>
          </draw:text-box>
        </draw:frame>
        <draw:frame presentation:style-name="pr9" draw:text-style-name="P6" draw:layer="layout" svg:width="23.912cm" svg:height="12.98cm" svg:x="2.058cm" svg:y="5.838cm" presentation:class="outline" presentation:user-transformed="true">
          <draw:text-box>
            <text:p text:style-name="P6">Many distros may not use package management at all:</text:p>
            <text:list text:style-name="L5">
              <text:list-item>
                <text:p text:style-name="P1">Slackware (oldest current distro)</text:p>
              </text:list-item>
              <text:list-item>
                <text:p text:style-name="P1">Gentoo</text:p>
                <text:list>
                  <text:list-item>
                    <text:p text:style-name="P1">Uses “portage” system to build apps from source</text:p>
                  </text:list-item>
                </text:list>
              </text:list-item>
              <text:list-item>
                <text:p text:style-name="P1">Various embedded distros which are custom built for purpose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8" draw:layer="layout" svg:width="23.912cm" svg:height="3.257cm" svg:x="2.058cm" svg:y="1.668cm" presentation:class="title">
          <draw:text-box>
            <text:p text:style-name="P1">Other Classifications</text:p>
          </draw:text-box>
        </draw:frame>
        <draw:frame presentation:style-name="pr9" draw:layer="layout" svg:width="23.912cm" svg:height="12.98cm" svg:x="2.058cm" svg:y="5.838cm" presentation:class="outline" presentation:user-transformed="true">
          <draw:text-box>
            <text:p text:style-name="P6">Can also classify distributions by level of commercial support:</text:p>
            <text:list text:style-name="L5">
              <text:list-item>
                <text:p text:style-name="P1">Redhat RHEL, SuSE etc.</text:p>
              </text:list-item>
              <text:list-item>
                <text:p text:style-name="P1">most everything else</text:p>
              </text:list-item>
            </text:list>
            <text:p text:style-name="P6">Could also classify by:</text:p>
            <text:list text:continue-numbering="true" text:style-name="L5">
              <text:list-item>
                <text:p text:style-name="P1">server vs. desktop</text:p>
              </text:list-item>
              <text:list-item>
                <text:p text:style-name="P1">stable vs. development</text:p>
              </text:list-item>
              <text:list-item>
                <text:p text:style-name="P1">hardware architecture (CPU) supported</text:p>
              </text:list-item>
              <text:list-item>
                <text:p text:style-name="P1">“liveboot” vs. traditional install</text:p>
              </text:list-item>
              <text:list-item>
                <text:p text:style-name="P1">strictness of adherence to FOSS principles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Devices</text:p>
          </draw:text-box>
        </draw:frame>
        <draw:frame presentation:style-name="pr9" draw:text-style-name="P6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FOSS has made rapid gains in the very large “embedded devices” “market”</text:p>
              </text:list-item>
              <text:list-item>
                <text:p text:style-name="P1">Mainly embedded Linux using a uCLinux kernel (no hardware memory management)</text:p>
              </text:list-item>
              <text:list-item>
                <text:p text:style-name="P1">Routers</text:p>
              </text:list-item>
              <text:list-item>
                <text:p text:style-name="P1">STBs/PVRs/TVs (Tivo, Beyonwiz etc.)</text:p>
              </text:list-item>
              <text:list-item>
                <text:p text:style-name="P1">mobile phones (Motorola, others)</text:p>
              </text:list-item>
              <text:list-item>
                <text:p text:style-name="P1">PDAs/tablets/eBooks (Nokia, Sony, others)</text:p>
              </text:list-item>
              <text:list-item>
                <text:p text:style-name="P1">Google's Android O/S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8" draw:layer="layout" svg:width="23.912cm" svg:height="3.257cm" svg:x="2.058cm" svg:y="1.668cm" presentation:class="title">
          <draw:text-box>
            <text:p text:style-name="P1">Devices 2</text:p>
          </draw:text-box>
        </draw:frame>
        <draw:frame presentation:style-name="pr9" draw:layer="layout" svg:width="23.912cm" svg:height="13.927cm" svg:x="2.058cm" svg:y="5.838cm" presentation:class="outline" presentation:user-transformed="true">
          <draw:text-box>
            <text:p text:style-name="P6">Main advantages to manufacturer:</text:p>
            <text:list text:style-name="L5">
              <text:list-item>
                <text:p text:style-name="P1">no per-unit license fees to pay (!)</text:p>
              </text:list-item>
              <text:list-item>
                <text:p text:style-name="P1">less development time – faster to market</text:p>
              </text:list-item>
              <text:list-item>
                <text:p text:style-name="P1">lower-cost development – large community to “help”</text:p>
              </text:list-item>
            </text:list>
            <text:p text:style-name="P6">Main disadvantages to manufacturer:</text:p>
            <text:list text:continue-numbering="true" text:style-name="L5">
              <text:list-item>
                <text:p text:style-name="P1">need to provide source code – may cause licensing/patenting issues</text:p>
              </text:list-item>
              <text:list-item>
                <text:p text:style-name="P1">hobbyists may modify and “break” products – possible additional after-market support costs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3T19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Embedded GPL Violations</text:p>
          </draw:text-box>
        </draw:frame>
        <draw:frame draw:style-name="gr3" draw:layer="layout" svg:width="24.624cm" svg:height="13.76cm" svg:x="2.334cm" svg:y="5cm">
          <draw:text-box>
            <text:p text:style-name="P1"/>
            <text:p text:style-name="P1">&lt;some user&gt; wrote:</text:p>
            <text:p text:style-name="P1"/>
            <text:p text:style-name="P1">Beyonwiz are obligated to release the full source code and all required tools to</text:p>
            <text:p text:style-name="P1">build the base Linux firmware that the unit is built on top of. They are already in</text:p>
            <text:p text:style-name="P1">violation of the GPL license by not explicitly making a written offer to do so.</text:p>
            <text:p text:style-name="P1"/>
            <text:p text:style-name="P1">&lt;Beyonwiz manager/engineer&gt; replied:</text:p>
            <text:p text:style-name="P1"/>
            <text:p text:style-name="P1">Thank you &lt;some user&gt; for your kind interest and cooperation always. As for the</text:p>
            <text:p text:style-name="P1">GPL, we are intending to open the related things later through our web site, however</text:p>
            <text:p text:style-name="P1">I think it will be not so much helpful for users to do somethig because our release</text:p>
            <text:p text:style-name="P1">codes will be quite partial and limited ones which has purely and only related to the</text:p>
            <text:p text:style-name="P1">GPL to do it (There are so many other codes we have created under Sigma Design's</text:p>
            <text:p text:style-name="P1">SDK too). So, we are carefully considering to release something useful application</text:p>
            <text:p text:style-name="P1">programs like Topfield TAP later after clearing most of bug list and wish lists requested</text:p>
            <text:p text:style-name="P1">by users and by ourself. Kindly let us work best to provide the most stable firmwares</text:p>
            <text:p text:style-name="P1">with many useful features at this moment under forum members great cooperation.</text:p>
            <text:p text:style-name="P1">We will always do best to satisfy our product users.</text:p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Searching for GPL code</text:p>
          </draw:text-box>
        </draw:frame>
        <draw:frame presentation:style-name="pr9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Many devices may contain GPL or other FOSS code, but may not make that apparent</text:p>
              </text:list-item>
              <text:list-item>
                <text:p text:style-name="P1">How to find out if a device has FOSS code?</text:p>
              </text:list-item>
              <text:list-item>
                <text:p text:style-name="P1">Search the web – see if someone else has already found out</text:p>
              </text:list-item>
              <text:list-item>
                <text:p text:style-name="P1">Look for hints in user and other interfaces</text:p>
              </text:list-item>
              <text:list-item>
                <text:p text:style-name="P1">Search the firmware, if available, for hints of known GPL'd software, or for license strings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Porting</text:p>
          </draw:text-box>
        </draw:frame>
        <draw:frame presentation:style-name="pr9" draw:layer="layout" svg:width="23.912cm" svg:height="12.98cm" svg:x="2.058cm" svg:y="5.838cm" presentation:class="outline" presentation:user-transformed="true">
          <draw:text-box>
            <text:p text:style-name="P6">A great challenge for a hardware oriented “hacker” is to port a FOSS O/S to a piece of otherwise proprietary hardware</text:p>
            <text:list text:style-name="L5">
              <text:list-item>
                <text:p text:style-name="P1">some BSD on an original Apple Airport</text:p>
              </text:list-item>
              <text:list-item>
                <text:p text:style-name="P1">HP/Compaq iPaq (Familiar Linux)</text:p>
              </text:list-item>
              <text:list-item>
                <text:p text:style-name="P1">replacing proprietary O/S on laptops (eg. my MacBook Air)</text:p>
              </text:list-item>
            </text:list>
            <text:p text:style-name="P6">What issues are there in porting to a new platform?</text:p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presentation:style-name="pr8" draw:layer="layout" svg:width="23.912cm" svg:height="3.257cm" svg:x="2.058cm" svg:y="1.668cm" presentation:class="title">
          <draw:text-box>
            <text:p text:style-name="P1">Porting Issues</text:p>
          </draw:text-box>
        </draw:frame>
        <draw:frame presentation:style-name="pr9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getting access to documentation, preferably without signing a Non-Disclosure Agreement (NDA)</text:p>
              </text:list-item>
              <text:list-item>
                <text:p text:style-name="P1">developing novel debugging and testing techniques</text:p>
              </text:list-item>
              <text:list-item>
                <text:p text:style-name="P1">setting up a “toolchain”</text:p>
              </text:list-item>
              <text:list-item>
                <text:p text:style-name="P1">getting assistance from the hardware vendor</text:p>
              </text:list-item>
              <text:list-item>
                <text:p text:style-name="P1">getting a user base to test the por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12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office:forms form:automatic-focus="false" form:apply-design-mode="false"/>
        <draw:frame presentation:style-name="pr10" draw:layer="layout" svg:width="23.912cm" svg:height="3.507cm" svg:x="2.058cm" svg:y="1.543cm" presentation:class="title">
          <draw:text-box>
            <text:p text:style-name="P1">Open Hardware</text:p>
          </draw:text-box>
        </draw:frame>
        <draw:frame presentation:style-name="pr11" draw:layer="layout" svg:width="23.912cm" svg:height="12.18cm" svg:x="2.058cm" svg:y="5.838cm" presentation:class="outline">
          <draw:text-box>
            <text:list text:style-name="L5">
              <text:list-item>
                <text:p>Much recent interest in “Open Hardware”</text:p>
              </text:list-item>
              <text:list-item>
                <text:p>Arduino is possibly best known</text:p>
              </text:list-item>
              <text:list-item>
                <text:p>Grew out of the Arts areas</text:p>
              </text:list-item>
              <text:list-item>
                <text:p>Also open-source Hardware Description Language (HDL) “cores” (eg. OpenCores)</text:p>
              </text:list-item>
              <text:list-item>
                <text:p>Some differences with FOSS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3" presentation:class="page"/>
          <draw:frame presentation:style-name="pr12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Mdp1">
      <draw:rect presentation:style-name="Mpr1" draw:text-style-name="M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2.18cm" svg:x="2.058cm" svg:y="5.838cm" presentation:class="outline" presentation:placeholder="true">
        <draw:text-box/>
      </draw:frame>
      <draw:rect presentation:style-name="Mpr2" draw:text-style-name="MP3" draw:layer="backgroundobjects" svg:width="0.505cm" svg:height="2.552cm" svg:x="0cm" svg:y="0cm">
        <text:p/>
      </draw:rect>
      <draw:rect presentation:style-name="Mpr2" draw:text-style-name="MP3" draw:layer="backgroundobjects" svg:width="0.505cm" svg:height="2.552cm" svg:x="0cm" svg:y="6.615cm">
        <text:p/>
      </draw:rect>
      <draw:rect presentation:style-name="Mpr2" draw:text-style-name="M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2</meta:generator>
    <meta:initial-creator>Andrew Tridgell</meta:initial-creator>
    <meta:creation-date>2009-03-07T14:24:48</meta:creation-date>
    <dc:creator>Robert Edwards</dc:creator>
    <dc:date>2013-04-10T09:49:42</dc:date>
    <meta:editing-cycles>119</meta:editing-cycles>
    <meta:editing-duration>P2DT23H11M13S</meta:editing-duration>
    <meta:document-statistic meta:object-count="75"/>
    <meta:user-defined meta:name="Info 1"/>
    <meta:user-defined meta:name="Info 2"/>
    <meta:user-defined meta:name="Info 3"/>
    <meta:user-defined meta:name="Info 4"/>
  </office:meta>
</office:document-meta>
</file>